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0a2d53" officeooo:paragraph-rsid="000a2d53" style:font-style-asian="italic" style:font-style-complex="italic"/>
    </style:style>
    <style:style style:name="P2" style:family="paragraph" style:parent-style-name="Standard">
      <style:paragraph-properties fo:text-align="start" style:justify-single-word="false"/>
      <style:text-properties fo:font-style="normal" officeooo:rsid="000a2d53" officeooo:paragraph-rsid="000a2d53" style:font-style-asian="normal" style:font-style-complex="normal"/>
    </style:style>
    <style:style style:name="P3" style:family="paragraph" style:parent-style-name="Standard">
      <style:paragraph-properties fo:text-align="start" style:justify-single-word="false"/>
      <style:text-properties fo:font-style="normal" officeooo:rsid="000afde1" officeooo:paragraph-rsid="000afde1" style:font-style-asian="normal" style:font-style-complex="normal"/>
    </style:style>
    <style:style style:name="P4" style:family="paragraph" style:parent-style-name="Standard">
      <style:paragraph-properties fo:text-align="start" style:justify-single-word="false"/>
      <style:text-properties fo:font-style="normal" officeooo:rsid="000bc6a1" officeooo:paragraph-rsid="000bc6a1" style:font-style-asian="normal" style:font-style-complex="normal"/>
    </style:style>
    <style:style style:name="P5" style:family="paragraph" style:parent-style-name="Standard">
      <style:paragraph-properties fo:text-align="start" style:justify-single-word="false"/>
      <style:text-properties fo:font-style="normal" fo:font-weight="bold" officeooo:rsid="000a2d53" officeooo:paragraph-rsid="000a2d53"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officeooo:rsid="000afde1" officeooo:paragraph-rsid="000afde1" style:font-style-asian="normal" style:font-style-complex="normal"/>
    </style:style>
    <style:style style:name="P7" style:family="paragraph" style:parent-style-name="Standard">
      <style:paragraph-properties fo:text-align="center" style:justify-single-word="false"/>
      <style:text-properties fo:font-size="18pt" fo:font-weight="bold" officeooo:rsid="000a2d53" officeooo:paragraph-rsid="000afde1"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4pt" fo:font-style="italic" officeooo:rsid="000a2d53" officeooo:paragraph-rsid="000a2d53" style:font-size-asian="14pt" style:font-style-asian="italic" style:font-size-complex="14pt" style:font-style-complex="italic"/>
    </style:style>
    <style:style style:name="P9" style:family="paragraph" style:parent-style-name="Standard">
      <style:paragraph-properties fo:text-align="start" style:justify-single-word="false"/>
      <style:text-properties fo:font-style="normal" officeooo:rsid="000afde1" officeooo:paragraph-rsid="000afde1" style:font-style-asian="normal" style:font-style-complex="normal"/>
    </style:style>
    <style:style style:name="P10" style:family="paragraph" style:parent-style-name="Standard">
      <style:paragraph-properties fo:text-align="start" style:justify-single-word="false"/>
      <style:text-properties fo:font-style="normal" officeooo:rsid="000d73cc" officeooo:paragraph-rsid="000d73cc" style:font-style-asian="normal" style:font-style-complex="normal"/>
    </style:style>
    <style:style style:name="P11" style:family="paragraph" style:parent-style-name="Standard">
      <style:paragraph-properties fo:text-align="start" style:justify-single-word="false"/>
      <style:text-properties fo:font-style="normal" fo:font-weight="normal" officeooo:rsid="000d73cc" officeooo:paragraph-rsid="000d73cc"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c17d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NI MANUAL DE USUARIO PARA UTILIZAR </text:p>
      <text:p text:style-name="P7">INFO SALUD PLUS</text:p>
      <text:p text:style-name="P7"/>
      <text:p text:style-name="P8">Para no perderse...</text:p>
      <text:p text:style-name="P1"/>
      <text:p text:style-name="P2">Este es un manual muy básico para que se pueda probar la aplicación INFO SALUD PLUS, ya que sino, va a ser muy dificil.</text:p>
      <text:p text:style-name="P2"/>
      <text:p text:style-name="P5">En la aplicación existen tres roles: administrador, médico y paciente.</text:p>
      <text:p text:style-name="P2"/>
      <text:p text:style-name="P2"><text:span text:style-name="T1">El registro de los médicos lo hace el o los administradores</text:span>. El registro de los pacientes lo realizan ellos mismos desde cualquier página común/visible (Como el index) de la aplicación, desde la barra de navegación.</text:p>
      <text:p text:style-name="P2"/>
      <text:p text:style-name="P2"><text:span text:style-name="T1">Para registrar un paciente es necesario que se haya creado primero un médico</text:span>, ya que al paciente se le asocia siempre un médico.</text:p>
      <text:p text:style-name="P2"/>
      <text:p text:style-name="P3"><text:span text:style-name="T1">Todos los usuarios pueden ver y/o modificar ciertos datos personales en su área</text:span> de usuario, hasta el médico, aunque haya sido creado por el administrador, para que todos puedan corregir determinada información propia.</text:p>
      <text:p text:style-name="P3"/>
      <text:p text:style-name="P4"><text:span text:style-name="T1">Los médicos son elegidos por los usuarios en e</text:span><text:span text:style-name="T2">l panel de usuario, en su area de información / actualización</text:span>. Estos, los médicos, les <text:span text:style-name="T1">aparecerán según el centro que elijan</text:span>. Ejemplo: Si el usuario elige el centro de Cáceres, sólo podrá elegir entre los médicos que están en el centro de Cáceres... (la aplicación se podría complicar todo lo que queramos, por eso vamos a hacerlo lo más sencillo posible).</text:p>
      <text:p text:style-name="P3"/>
      <text:p text:style-name="P3"><text:span text:style-name="T1">La cuenta del administrador </text:span>es <text:a xlink:type="simple" xlink:href="mailto:admin@infosalud.com" text:style-name="Internet_20_link" text:visited-style-name="Visited_20_Internet_20_Link">admin@infosalud.com</text:a>, con contraseña cifrada 1234.</text:p>
      <text:p text:style-name="P3"/>
      <text:p text:style-name="P3">Para no perdernos,<text:span text:style-name="T1"> todos los usuarios que creo para hacer pruebas, tienen esa misma contraseña: 1234</text:span></text:p>
      <text:p text:style-name="P3"><text:span text:style-name="T1"/></text:p>
      <text:p text:style-name="P10"><text:span text:style-name="T1">LÍMITE DE PACIENTES POR MÉDICO</text:span></text:p>
      <text:p text:style-name="P10"><text:span text:style-name="T1"/></text:p>
      <text:p text:style-name="P11">Los médicos podrán atender a un número límitado de pacientes, para evitar que unos tengan un exceso de pacientes, y otros no tengan... </text:p>
      <text:p text:style-name="P11"/>
      <text:p text:style-name="P11">Para que se pueda ver en la aplicación, limitamos a 5 los pacientes por médico. Simplemente, cuando un médico esté lleno de pacientes, no será visible para el resto de paciente.</text:p>
      <text:p text:style-name="P3"><text:span text:style-name="T1"/></text:p>
      <text:p text:style-name="P10"><text:span text:style-name="T1">INFORMES</text:span></text:p>
      <text:p text:style-name="P10"><text:span text:style-name="T1"/></text:p>
      <text:p text:style-name="P11">El médico puede crear informes sobre los pacientes. Para ello irá a su área privada, y seleccionará realizar informe, y encontrará la lista de pacientes disponibles, y en la última columna un icono para levantar un modal en el que realizar el informe. El informe tendrá definido en la cabecera los datos del paciente seleccionado, y en el pie el nombre del médico y la fecha del informe.</text:p>
      <text:p text:style-name="P11"/>
      <text:p text:style-name="P11">El médico puede visualizar sus informes generados, y el paciente también puede ver sus informes. En sus respectivas áreas privadas.</text:p>
      <text:p text:style-name="P3"/>
      <text:p text:style-name="P6">La aplicación puede ir cambiando a lo largo de su <text:s/>etapa de desarrollo, cada cambio sustancial <text:soft-page-break/>introducido lo reflejaré en este manual básico, que puede servir de base para el futuro manual de usuario.</text:p>
      <text:p text:style-name="P3"/>
      <text:p text:style-name="P3"><text:tab/><text:tab/><text:tab/><text:tab/><text:tab/><text:tab/><text:tab/>Fdo: Ricardo Díaz Gonzál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35S</meta:editing-duration>
    <meta:editing-cycles>6</meta:editing-cycles>
    <meta:generator>LibreOffice/5.2.2.2$Windows_X86_64 LibreOffice_project/8f96e87c890bf8fa77463cd4b640a2312823f3ad</meta:generator>
    <dc:date>2017-05-21T22:34:27.179000000</dc:date>
    <meta:document-statistic meta:table-count="0" meta:image-count="0" meta:object-count="0" meta:page-count="2" meta:paragraph-count="19" meta:word-count="418" meta:character-count="2504" meta:non-whitespace-character-count="2095"/>
    <meta:user-defined meta:name="Info 1"/>
    <meta:user-defined meta:name="Info 2"/>
    <meta:user-defined meta:name="Info 3"/>
    <meta:user-defined meta:name="Info 4"/>
  </office:meta>
</office:document-meta>
</file>